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rsid="00226268" officeooo:paragraph-rsid="00042a6c"/>
    </style:style>
    <style:style style:name="P3" style:family="paragraph" style:parent-style-name="Preformatted_20_Text">
      <style:text-properties fo:color="#000000" style:font-name="Menlo" fo:font-size="9pt" officeooo:paragraph-rsid="00042a6c"/>
    </style:style>
    <style:style style:name="P4" style:family="paragraph" style:parent-style-name="Preformatted_20_Text">
      <style:text-properties fo:color="#000000" style:font-name="Liberation Serif" fo:font-size="12pt" officeooo:rsid="00202f5b" officeooo:paragraph-rsid="00042a6c" style:font-size-asian="12pt" style:font-size-complex="12pt"/>
    </style:style>
    <style:style style:name="P5" style:family="paragraph" style:parent-style-name="Preformatted_20_Text">
      <style:text-properties officeooo:rsid="00202f5b" officeooo:paragraph-rsid="00042a6c"/>
    </style:style>
    <style:style style:name="P6" style:family="paragraph" style:parent-style-name="Preformatted_20_Text">
      <style:text-properties officeooo:rsid="0027df48" officeooo:paragraph-rsid="00042a6c"/>
    </style:style>
    <style:style style:name="P7"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8"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9"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10"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240706" officeooo:paragraph-rsid="00042a6c"/>
    </style:style>
    <style:style style:name="P11"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12" style:family="paragraph" style:parent-style-name="Standard">
      <style:text-properties officeooo:rsid="00024706" officeooo:paragraph-rsid="00042a6c"/>
    </style:style>
    <style:style style:name="P13"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14"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15" style:family="paragraph" style:parent-style-name="Standard">
      <style:text-properties officeooo:rsid="00042a6c" officeooo:paragraph-rsid="00042a6c"/>
    </style:style>
    <style:style style:name="P16" style:family="paragraph" style:parent-style-name="Standard">
      <style:text-properties officeooo:rsid="001ff018" officeooo:paragraph-rsid="00042a6c"/>
    </style:style>
    <style:style style:name="P17" style:family="paragraph" style:parent-style-name="Standard">
      <style:text-properties fo:color="#000000" style:font-name="Menlo" fo:font-size="9pt" officeooo:rsid="001ff018" officeooo:paragraph-rsid="00042a6c"/>
    </style:style>
    <style:style style:name="P18" style:family="paragraph" style:parent-style-name="Standard">
      <style:text-properties fo:color="#000000" style:font-name="Menlo" fo:font-size="9pt" officeooo:rsid="00206d15" officeooo:paragraph-rsid="00042a6c"/>
    </style:style>
    <style:style style:name="P19" style:family="paragraph" style:parent-style-name="Standard">
      <style:text-properties fo:color="#000000" style:font-name="Menlo" fo:font-size="9pt" officeooo:rsid="00202f5b" officeooo:paragraph-rsid="00042a6c"/>
    </style:style>
    <style:style style:name="P20" style:family="paragraph" style:parent-style-name="Standard">
      <style:text-properties fo:color="#000000" style:font-name="Liberation Serif" fo:font-size="12pt" officeooo:rsid="00202f5b" officeooo:paragraph-rsid="00042a6c" style:font-size-asian="12pt" style:font-size-complex="12pt"/>
    </style:style>
    <style:style style:name="P21" style:family="paragraph" style:parent-style-name="Standard">
      <style:text-properties officeooo:rsid="00206d15" officeooo:paragraph-rsid="00042a6c"/>
    </style:style>
    <style:style style:name="P22" style:family="paragraph" style:parent-style-name="Standard">
      <style:text-properties officeooo:paragraph-rsid="00042a6c"/>
    </style:style>
    <style:style style:name="P23" style:family="paragraph" style:parent-style-name="Standard">
      <style:text-properties style:font-name="Liberation Serif" fo:font-size="12pt" officeooo:rsid="00202f5b" officeooo:paragraph-rsid="00042a6c" style:font-size-asian="12pt" style:font-size-complex="12pt"/>
    </style:style>
    <style:style style:name="P24" style:family="paragraph" style:parent-style-name="Standard">
      <style:text-properties officeooo:rsid="00115ef6" officeooo:paragraph-rsid="00042a6c"/>
    </style:style>
    <style:style style:name="P25" style:family="paragraph" style:parent-style-name="Standard">
      <style:text-properties officeooo:rsid="000c9061" officeooo:paragraph-rsid="000c9061"/>
    </style:style>
    <style:style style:name="P26" style:family="paragraph" style:parent-style-name="Standard" style:list-style-name="L1">
      <style:text-properties officeooo:rsid="001ff018" officeooo:paragraph-rsid="00042a6c"/>
    </style:style>
    <style:style style:name="P27" style:family="paragraph" style:parent-style-name="Standard" style:list-style-name="L2">
      <style:text-properties style:font-name="Liberation Sans" officeooo:paragraph-rsid="0006d111"/>
    </style:style>
    <style:style style:name="P28" style:family="paragraph" style:parent-style-name="Standard" style:list-style-name="L2">
      <style:text-properties style:font-name="Liberation Sans" officeooo:paragraph-rsid="00071c05"/>
    </style:style>
    <style:style style:name="P29" style:family="paragraph" style:parent-style-name="Standard" style:list-style-name="L2">
      <style:text-properties style:font-name="Liberation Sans" officeooo:rsid="00216a91" officeooo:paragraph-rsid="0006d111"/>
    </style:style>
    <style:style style:name="P30" style:family="paragraph" style:parent-style-name="Standard" style:list-style-name="L2">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31"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32"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33"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34"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000000" style:font-name="Liberation Sans" fo:font-size="9pt" officeooo:paragraph-rsid="000d891a" style:font-size-asian="9pt" style:font-size-complex="9pt"/>
    </style:style>
    <style:style style:name="P35"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P36" style:family="paragraph" style:parent-style-name="Standard">
      <loext:graphic-properties draw:fill="solid" draw:fill-color="#ffffff" draw:opacity="100%"/>
      <style:paragraph-properties fo:margin-top="0in" fo:margin-bottom="0.1965in" loext:contextual-spacing="false" fo:background-color="#ffffff"/>
      <style:text-properties style:font-name="Liberation Sans" officeooo:rsid="000d891a" officeooo:paragraph-rsid="000d891a"/>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26268"/>
    </style:style>
    <style:style style:name="T9" style:family="text">
      <style:text-properties fo:color="#000000" style:font-name="Menlo" fo:font-size="9pt" officeooo:rsid="0025e944"/>
    </style:style>
    <style:style style:name="T10" style:family="text">
      <style:text-properties fo:color="#000000" style:font-name="Menlo" fo:font-size="9pt" officeooo:rsid="00431923"/>
    </style:style>
    <style:style style:name="T11" style:family="text">
      <style:text-properties fo:color="#000000" style:font-name="Menlo" fo:font-size="9pt" officeooo:rsid="002bbad5"/>
    </style:style>
    <style:style style:name="T12" style:family="text">
      <style:text-properties fo:color="#000000" style:font-name="Liberation Serif" fo:font-size="12pt" officeooo:rsid="001ff018" style:font-size-asian="12pt" style:font-size-complex="12pt"/>
    </style:style>
    <style:style style:name="T13" style:family="text">
      <style:text-properties fo:color="#000000" style:font-name="Liberation Serif" fo:font-size="12pt" officeooo:rsid="00042a6c" style:font-size-asian="12pt" style:font-size-complex="12pt"/>
    </style:style>
    <style:style style:name="T14" style:family="text">
      <style:text-properties fo:color="#000000" style:font-name="Liberation Serif" fo:font-size="12pt" officeooo:rsid="00059997" style:font-size-asian="12pt" style:font-size-complex="12pt"/>
    </style:style>
    <style:style style:name="T15" style:family="text">
      <style:text-properties fo:color="#000000" officeooo:rsid="001ff018"/>
    </style:style>
    <style:style style:name="T16" style:family="text">
      <style:text-properties officeooo:rsid="00206d15"/>
    </style:style>
    <style:style style:name="T17" style:family="text">
      <style:text-properties officeooo:rsid="00202f5b"/>
    </style:style>
    <style:style style:name="T18" style:family="text">
      <style:text-properties officeooo:rsid="00226268"/>
    </style:style>
    <style:style style:name="T19" style:family="text">
      <style:text-properties fo:color="#660099" style:font-name="Menlo" fo:font-size="9pt"/>
    </style:style>
    <style:style style:name="T20" style:family="text">
      <style:text-properties fo:color="#660099" style:font-name="Menlo" fo:font-size="9pt" officeooo:rsid="00226268"/>
    </style:style>
    <style:style style:name="T21" style:family="text">
      <style:text-properties fo:color="#660099" style:font-name="Menlo" fo:font-size="9pt" officeooo:rsid="00240706"/>
    </style:style>
    <style:style style:name="T22" style:family="text">
      <style:text-properties fo:color="#660099" style:font-name="Liberation Sans" fo:font-size="9pt"/>
    </style:style>
    <style:style style:name="T23" style:family="text">
      <style:text-properties fo:color="#660099" style:font-name="Liberation Sans" fo:font-size="9pt" officeooo:rsid="000d891a"/>
    </style:style>
    <style:style style:name="T24" style:family="text">
      <style:text-properties fo:color="#660099" fo:font-size="9pt"/>
    </style:style>
    <style:style style:name="T25" style:family="text">
      <style:text-properties officeooo:rsid="0040cc63"/>
    </style:style>
    <style:style style:name="T26" style:family="text">
      <style:text-properties officeooo:rsid="00431923"/>
    </style:style>
    <style:style style:name="T27" style:family="text">
      <style:text-properties fo:color="#008080" style:font-name="Menlo" fo:font-size="9pt" fo:font-weight="bold"/>
    </style:style>
    <style:style style:name="T28" style:family="text">
      <style:text-properties officeooo:rsid="00216a91"/>
    </style:style>
    <style:style style:name="T29" style:family="text">
      <style:text-properties officeooo:rsid="004661d5"/>
    </style:style>
    <style:style style:name="T30" style:family="text">
      <style:text-properties officeooo:rsid="000c9061"/>
    </style:style>
    <style:style style:name="T31" style:family="text">
      <style:text-properties officeooo:rsid="000d891a"/>
    </style:style>
    <style:style style:name="T32" style:family="text">
      <style:text-properties style:font-name="Liberation Sans" fo:font-size="9pt"/>
    </style:style>
    <style:style style:name="T33" style:family="text">
      <style:text-properties style:font-name="Liberation Sans" fo:font-size="9pt" officeooo:rsid="000d891a"/>
    </style:style>
    <style:style style:name="T34" style:family="text">
      <style:text-properties fo:font-weight="bold" style:font-weight-asian="bold" style:font-weight-complex="bold"/>
    </style:style>
    <style:style style:name="T35" style:family="text">
      <style:text-properties fo:font-size="9pt"/>
    </style:style>
    <style:style style:name="T36" style:family="text">
      <style:text-properties fo:font-size="9pt" officeooo:rsid="000d891a"/>
    </style:style>
    <style:style style:name="T37" style:family="text">
      <style:text-properties officeooo:rsid="000e44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IZOP <text:span text:style-name="T1">SPECIFICATION</text:span></text:p>
      <text:p text:style-name="P14">VIEWPORTS – <text:span text:style-name="T30">IMPLEMENTATION IN CODE</text:span></text:p>
      <text:p text:style-name="P13"/>
      <text:p text:style-name="P24">Level: <text:span text:style-name="T30">4</text:span></text:p>
      <text:p text:style-name="P25">Spec file number: 402</text:p>
      <text:p text:style-name="P12">Version: 0.1 (under initial construction)</text:p>
      <text:p text:style-name="P12"/>
      <text:p text:style-name="P15">INTRODUCTION</text:p>
      <text:p text:style-name="P16">A <text:span text:style-name="T2">Viewport</text:span> is a definition of how the data in the project can be viewed by the user. Examples of <text:span text:style-name="T2">Viewports</text:span> are:</text:p>
      <text:list xml:id="list2081066624" text:style-name="L1">
        <text:list-item>
          <text:p text:style-name="P26">Fault tree <text:span text:style-name="T2">(editable tree diagram)</text:span></text:p>
        </text:list-item>
        <text:list-item>
          <text:p text:style-name="P26">HAZOP worksheet</text:p>
        </text:list-item>
        <text:list-item>
          <text:p text:style-name="P26">Alarm rationalization study worksheet</text:p>
        </text:list-item>
        <text:list-item>
          <text:p text:style-name="P26">Project information</text:p>
        </text:list-item>
      </text:list>
      <text:p text:style-name="P16"/>
      <text:p text:style-name="P16">Vizop displays one <text:span text:style-name="T2">Viewport</text:span> at a time in the <text:span text:style-name="T2">data</text:span> panel of its Control Frame. <text:span text:style-name="T2">Viewports can be designed for screen display, printing, and/or exporting to file.</text:span></text:p>
      <text:p text:style-name="P16"/>
      <text:p text:style-name="P16">IMPLEMENTATION OF <text:span text:style-name="T2">VIEWPORTS IN CODE</text:span></text:p>
      <text:p text:style-name="P22"><text:span text:style-name="T3">A Viewport is an instance of class </text:span><text:span text:style-name="T5">display_utilities.DispModelBaseClass</text:span><text:span text:style-name="T6">. </text:span><text:span text:style-name="T12">In general, each </text:span><text:span text:style-name="T13">Viewport</text:span><text:span text:style-name="T12"> will be implemented in </text:span><text:span text:style-name="T14">the module belonging to the associated PHAModel</text:span><text:span text:style-name="T12">; current examples are in modules faulttree and project_display. </text:span></text:p>
      <text:p text:style-name="P17"/>
      <text:p text:style-name="P23"><text:span text:style-name="T15">T</text:span><text:span text:style-name="T4">he class must have the following attributes:</text:span></text:p>
      <text:p text:style-name="P1">IsBaseClass<text:span text:style-name="T16"> (bool)</text:span></text:p>
      <text:p text:style-name="P1">CanBeCreatedManually<text:span text:style-name="T16"> (bool)</text:span></text:p>
      <text:p text:style-name="P1">InternalName<text:span text:style-name="T16"> (str)</text:span></text:p>
      <text:p text:style-name="P1">ScreenName<text:span text:style-name="T16"> (str)</text:span></text:p>
      <text:p text:style-name="P1">PreferredKbdShortcut<text:span text:style-name="T16"> (str, 1 char)</text:span></text:p>
      <text:p text:style-name="P3"><text:span text:style-name="T17">NewPHAObjRequired (subclass of </text:span>core_classes.PHAModelBaseClass<text:span text:style-name="T16">)</text:span></text:p>
      <text:p text:style-name="P18">ID (str)</text:p>
      <text:p text:style-name="P21"><text:span text:style-name="T5">PHAObj (</text:span><text:span text:style-name="T7">subclass of </text:span><text:span text:style-name="T5">core_classes.PHAModelBaseClass)</text:span></text:p>
      <text:p text:style-name="P18">PaintNeeded (bool)</text:p>
      <text:p text:style-name="P19"/>
      <text:p text:style-name="P20">The class must have the following methods:</text:p>
      <text:p text:style-name="P1">PrepareFullDisplay(XMLData<text:span text:style-name="T18">=root element of XML tree)</text:span></text:p>
      <text:p text:style-name="P5"><text:span text:style-name="T5">RenderInDC(DC </text:span><text:span text:style-name="T8">(DC instance)</text:span><text:span text:style-name="T5">, </text:span><text:span text:style-name="T19">FullRefresh</text:span><text:span text:style-name="T5"> </text:span><text:span text:style-name="T8">(bool))</text:span></text:p>
      <text:p text:style-name="P5"><text:span text:style-name="T8">ReleaseDisplayDevice</text:span><text:span text:style-name="T9">(DisplayDevice)</text:span></text:p>
      <text:p text:style-name="P6"><text:span text:style-name="T9">A</text:span><text:span text:style-name="T5">llClickableObjects(SelectedOnly (bool), VisibleOnly (bool))</text:span></text:p>
      <text:p text:style-name="P2"/>
      <text:p text:style-name="P4">The following class methods are optional:</text:p>
      <text:p text:style-name="P9"><text:span text:style-name="T5">HandleMouseLDragEnd(ScreenX, ScreenY, </text:span><text:span text:style-name="T19">Dragged</text:span><text:span text:style-name="T20">)</text:span></text:p>
      <text:p text:style-name="P9"><text:span text:style-name="T20">HandleMouseLDrag(ScreenX, ScreenY)HandleMouseLDClick(MouseCoordX, MouseCoordY, </text:span><text:span text:style-name="T5">TolXInPx, TolYInPx, </text:span><text:span text:style-name="T19">CanStartDrag</text:span><text:span text:style-name="T5">, </text:span><text:span text:style-name="T19">CanSelect</text:span><text:span text:style-name="T20">)</text:span></text:p>
      <text:p text:style-name="P9"><text:span text:style-name="T20">HandleMouse</text:span><text:span text:style-name="T21">L</text:span><text:span text:style-name="T20">Click(ScreenX, ScreenY, CanStartDrag, CanSelect</text:span><text:span text:style-name="T21">)</text:span></text:p>
      <text:p text:style-name="P9"><text:span text:style-name="T20">HandleMouseMClick(ScreenX, ScreenY, CanStartDrag, CanSelect</text:span><text:span text:style-name="T21">)</text:span></text:p>
      <text:p text:style-name="P9"><text:span text:style-name="T20">HandleMouse</text:span><text:span text:style-name="T21">R</text:span><text:span text:style-name="T20">Click(ScreenX, ScreenY, CanStartDrag, CanSelect</text:span><text:span text:style-name="T21">)</text:span></text:p>
      <text:p text:style-name="P10"/>
      <text:p text:style-name="P11">The display model will be assigned the following attributes by existing code:</text:p>
      <text:p text:style-name="P10">C2DSocketREP</text:p>
      <text:p text:style-name="P10">D2CSocketREQ</text:p>
      <text:p text:style-name="P7">D2CSocketREQObj</text:p>
      <text:p text:style-name="P7">C2DSocketREPObj</text:p>
      <text:p text:style-name="P8">CREATING A NEW VIEWPORT</text:p>
      <text:p text:style-name="P8">A request to create a new Viewport always starts in the Control Frame (not in the datacore). The process starts by invoking controlframe.DoNewViewportCommand. Then the following sequence of steps is followed:</text:p>
      <text:list xml:id="list4168757458" text:style-name="L2">
        <text:list-item>
          <text:p text:style-name="P27"><text:soft-page-break/><text:span text:style-name="T25">ControlFrame.</text:span><text:span text:style-name="T5">DoNewViewportCommand</text:span><text:span text:style-name="T25"> is called. This creates the local Viewport object, attaches it to the display device, adds it to Control Frame's list of Viewports. It does not yet attach it to the PHA model.</text:span></text:p>
        </text:list-item>
        <text:list-item>
          <text:p text:style-name="P28"><text:span text:style-name="T10">DoNewViewportCommand </text:span><text:span text:style-name="T26">calls display_utilities.CreateViewport. CreateViewport fetches socket numbers for the communications sockets by calling vizop_misc.GetNewSocketNumber() twice. It then uses these socket numbers to set up the communication sockets in the local Viewport. It does not set up sockets on the datacore side; that is done later in controlframe.DatacoreDoNewViewport.</text:span></text:p>
        </text:list-item>
        <text:list-item>
          <text:p text:style-name="P27"><text:span text:style-name="T10">DoNewViewportCommand </text:span><text:span text:style-name="T26">sends request </text:span><text:span text:style-name="T27">RQ_NewViewport</text:span><text:span text:style-name="T26"> to datacore on Control Frame's outgoing socket. Exits.</text:span></text:p>
        </text:list-item>
        <text:list-item>
          <text:p text:style-name="P29">vizop_misc.ListenToSockets</text:p>
        </text:list-item>
        <text:list-item>
          <text:p text:style-name="P29">ControlFrame.DatacoreHandleRequestFromControlFrame</text:p>
        </text:list-item>
        <text:list-item>
          <text:p text:style-name="P27"><text:span text:style-name="T28">ControlFrame.DatacoreDoNewViewport. Makes Viewport shadow, including datacore-side sockets (created in class ViewportShadow.__init__); attaches it to PHA model. Returns XML message containing </text:span><text:span text:style-name="T27">RP_NewViewport</text:span><text:span text:style-name="T29"> request.</text:span></text:p>
        </text:list-item>
        <text:list-item>
          <text:p text:style-name="P29">ListenToSockets Sends RP_NewDispModel as reply.</text:p>
        </text:list-item>
        <text:list-item>
          <text:p text:style-name="P29">ControlFrame.OnIdle checks sockets for incoming messages by invoking:</text:p>
        </text:list-item>
        <text:list-item>
          <text:p text:style-name="P29">ControlFrame.CheckForIncomingMessages</text:p>
        </text:list-item>
        <text:list-item>
          <text:p text:style-name="P29">vizop_misc.ListenToSockets</text:p>
        </text:list-item>
        <text:list-item>
          <text:p text:style-name="P29">ControlFrame.HandleIncomingReplyToControlFrame</text:p>
        </text:list-item>
        <text:list-item>
          <text:p text:style-name="P27"><text:span text:style-name="T28">ControlFrame.PostProcessNewDispModel. If the display device is already displaying another display model, this procedure calls the display device's </text:span><text:span text:style-name="T5">ReleaseDispModelFromDisplDevice</text:span><text:span text:style-name="T11">().</text:span></text:p>
        </text:list-item>
        <text:list-item>
          <text:p text:style-name="P30">ControlFrame.ShowDispModel. Replies OK back through chain as far as ListenToSockets.</text:p>
        </text:list-item>
      </text:list>
      <text:p text:style-name="P33">SWITCHING TO ANOTHER PHA OBJECT</text:p>
      <text:p text:style-name="P32">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32">The flow of control is as follows:</text:p>
      <text:list xml:id="list520876166" text:style-name="L3">
        <text:list-item>
          <text:p text:style-name="P34"><text:span text:style-name="T31">Choice widget handler receives the user input.</text:span></text:p>
        </text:list-item>
        <text:list-item>
          <text:p text:style-name="P35">Calls SwitchToPHAObj()</text:p>
        </text:list-item>
        <text:list-item>
          <text:p text:style-name="P35">Calls DoSwitchToViewportCommand()</text:p>
        </text:list-item>
        <text:list-item>
          <text:p text:style-name="P35">Control Frame sends a command RQ_SwitchToViewport to datacore</text:p>
        </text:list-item>
        <text:list-item>
          <text:p text:style-name="P35"><text:span text:style-name="T37">R</text:span>Q_SwitchToViewport is picked up by DatacoreSwitchToViewport()</text:p>
        </text:list-item>
        <text:list-item>
          <text:p text:style-name="P35">A reply RP_SwitchToViewport is sent from datacore to Control Frame, <text:span text:style-name="T37">containing the Viewport redraw data.</text:span></text:p>
        </text:list-item>
        <text:list-item>
          <text:p text:style-name="P35">RP_SwitchToViewport is handled by HandleIncomingReplyToControlFrame()</text:p>
        </text:list-item>
        <text:list-item>
          <text:p text:style-name="P35">Calls PostProcessSwitchToViewport()</text:p>
        </text:list-item>
        <text:list-item>
          <text:p text:style-name="P35">Calls SwitchToViewport()</text:p>
        </text:list-item>
        <text:list-item>
          <text:p text:style-name="P35">Calls ShowViewport()</text:p>
        </text:list-item>
      </text:list>
      <text:p text:style-name="P36"><text:span text:style-name="T24"/></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19-09-16T21:06:51.459127075</dc:date>
    <meta:editing-duration>PT1H24M</meta:editing-duration>
    <meta:editing-cycles>12</meta:editing-cycles>
    <meta:document-statistic meta:table-count="0" meta:image-count="0" meta:object-count="0" meta:page-count="2" meta:paragraph-count="68" meta:word-count="568" meta:character-count="4546" meta:non-whitespace-character-count="4071"/>
  </office:meta>
</office:document-meta>
</file>